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0pt" fo:font-style="italic" officeooo:rsid="002bf2a7" officeooo:paragraph-rsid="0004ff7c" style:font-size-asian="10pt" style:font-style-asian="italic" style:font-size-complex="10pt" style:font-style-complex="itali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 dowolnym trójkącie prostokątnym suma kwadratów długości przyprostokątnych jest równa kwadratowi długości przeciwprostokątnej tego trójkąta</text:p>
      <text:p text:style-name="P1"/>
      <text:p text:style-name="P1">W dowolnym trójkącie prostokątnym suma kwadratów długości przyprostokątnych jest równa kwadratowi długości przeciwprostokątnej tego trójkąta</text:p>
      <text:p text:style-name="P1"/>
      <text:p text:style-name="P1">W dowolnym trójkącie prostokątnym suma kwadratów długości przyprostokątnych jest równa kwadratowi długości przeciwprostokątnej tego trójkąta</text:p>
      <text:p text:style-name="P1"/>
      <text:p text:style-name="P1">W dowolnym trójkącie prostokątnym suma kwadratów długości przyprostokątnych jest równa kwadratowi długości przeciwprostokątnej tego trójkąta</text:p>
      <text:p text:style-name="P1"/>
      <text:p text:style-name="P1">W dowolnym trójkącie prostokątnym suma kwadratów długości przyprostokątnych jest równa kwadratowi długości przeciwprostokątnej tego trójkąta</text:p>
      <text:p text:style-name="P1"/>
      <text:p text:style-name="P1">W dowolnym trójkącie prostokątnym suma kwadratów długości przyprostokątnych jest równa kwadratowi długości przeciwprostokątnej tego trójkąta</text:p>
      <text:p text:style-name="P1"/>
      <text:p text:style-name="P1">W dowolnym trójkącie prostokątnym suma kwadratów długości przyprostokątnych jest równa kwadratowi długości przeciwprostokątnej tego trójkąta</text:p>
      <text:p text:style-name="P1"/>
      <text:p text:style-name="P1">W dowolnym trójkącie prostokątnym suma kwadratów długości przyprostokątnych jest równa kwadratowi długości przeciwprostokątnej tego trójkąta</text:p>
      <text:p text:style-name="P1"/>
      <text:p text:style-name="P1">W dowolnym trójkącie prostokątnym suma kwadratów długości przyprostokątnych jest równa kwadratowi długości przeciwprostokątnej tego trójkąta</text:p>
      <text:p text:style-name="P1"/>
      <text:p text:style-name="P1">W dowolnym trójkącie prostokątnym suma kwadratów długości przyprostokątnych jest równa kwadratowi długości przeciwprostokątnej tego trójkąta</text:p>
      <text:p text:style-name="P1"/>
      <text:p text:style-name="P1">W dowolnym trójkącie prostokątnym suma kwadratów długości przyprostokątnych jest równa kwadratowi długości przeciwprostokątnej tego trójkąta</text:p>
      <text:p text:style-name="P1"/>
      <text:p text:style-name="P1">W dowolnym trójkącie prostokątnym suma kwadratów długości przyprostokątnych jest równa kwadratowi długości przeciwprostokątnej tego trójkąta</text:p>
      <text:p text:style-name="P1"/>
      <text:p text:style-name="P1">W dowolnym trójkącie prostokątnym suma kwadratów długości przyprostokątnych jest równa kwadratowi długości przeciwprostokątnej tego trójkąta</text:p>
      <text:p text:style-name="P1"/>
      <text:p text:style-name="P1">W dowolnym trójkącie prostokątnym suma kwadratów długości przyprostokątnych jest równa kwadratowi długości przeciwprostokątnej tego trójkąta</text:p>
      <text:p text:style-name="P1"/>
      <text:p text:style-name="P1">W dowolnym trójkącie prostokątnym suma kwadratów długości przyprostokątnych jest równa kwadratowi długości przeciwprostokątnej tego trójkąta</text:p>
      <text:p text:style-name="P1"/>
      <text:p text:style-name="P1">W dowolnym trójkącie prostokątnym suma kwadratów długości przyprostokątnych jest równa kwadratowi długości przeciwprostokątnej tego trójkąta</text:p>
      <text:p text:style-name="P1"/>
      <text:p text:style-name="P1">W dowolnym trójkącie prostokątnym suma kwadratów długości przyprostokątnych jest równa kwadratowi długości przeciwprostokątnej tego trójkąta</text:p>
      <text:p text:style-name="P1"/>
      <text:p text:style-name="P1">W dowolnym trójkącie prostokątnym suma kwadratów długości przyprostokątnych jest równa kwadratowi długości przeciwprostokątnej tego trójkąta</text:p>
      <text:p text:style-name="P1"/>
      <text:p text:style-name="P1">W dowolnym trójkącie prostokątnym suma kwadratów długości przyprostokątnych jest równa kwadratowi długości przeciwprostokątnej tego trójkąta</text:p>
      <text:p text:style-name="P1"/>
      <text:p text:style-name="P1">W dowolnym trójkącie prostokątnym suma kwadratów długości przyprostokątnych jest równa kwadratowi długości przeciwprostokątnej tego trójkąta</text:p>
      <text:p text:style-name="P1"/>
      <text:p text:style-name="P1">W dowolnym trójkącie prostokątnym suma kwadratów długości przyprostokątnych jest równa kwadratowi długości przeciwprostokątnej tego trójkąt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02in" fo:page-height="8.2701in" style:num-format="1" style:print-orientation="landscape" fo:margin-top="0.7874in" fo:margin-bottom="0.7874in" fo:margin-left="0.7874in" fo:margin-right="0.7874in" style:writing-mode="lr-tb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1T20:42:39.530054535</meta:creation-date>
    <dc:date>2019-05-21T20:45:50.638045852</dc:date>
    <meta:editing-duration>PT16S</meta:editing-duration>
    <meta:editing-cycles>1</meta:editing-cycles>
    <meta:document-statistic meta:table-count="0" meta:image-count="0" meta:object-count="0" meta:page-count="1" meta:paragraph-count="21" meta:word-count="315" meta:character-count="2940" meta:non-whitespace-character-count="2646"/>
    <meta:generator>LibreOffice/6.0.7.3$Linux_X86_64 LibreOffice_project/00m0$Build-3</meta:generator>
  </office:meta>
</office:document-meta>
</file>